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style="italic" fo:font-weight="bold" officeooo:rsid="000694c5" officeooo:paragraph-rsid="0010b034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0694c5" officeooo:paragraph-rsid="000694c5"/>
    </style:style>
    <style:style style:name="P3" style:family="paragraph" style:parent-style-name="Standard">
      <style:paragraph-properties fo:text-align="start" style:justify-single-word="false"/>
      <style:text-properties officeooo:rsid="000694c5" officeooo:paragraph-rsid="000694c5"/>
    </style:style>
    <style:style style:name="P4" style:family="paragraph" style:parent-style-name="Standard">
      <style:paragraph-properties fo:text-align="start" style:justify-single-word="false"/>
      <style:text-properties fo:font-style="italic" fo:font-weight="bold" officeooo:rsid="000694c5" officeooo:paragraph-rsid="000694c5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style="normal" fo:font-weight="normal" officeooo:rsid="00087cf0" officeooo:paragraph-rsid="00087cf0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5pt" fo:font-style="normal" fo:font-weight="normal" officeooo:rsid="00087cf0" officeooo:paragraph-rsid="00087cf0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87cf0" officeooo:paragraph-rsid="00087cf0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5pt" fo:font-style="italic" fo:font-weight="bold" officeooo:rsid="00087cf0" officeooo:paragraph-rsid="00087cf0" style:font-size-asian="15pt" style:font-style-asian="italic" style:font-weight-asian="bold" style:font-size-complex="15pt" style:font-style-complex="italic" style:font-weight-complex="bold"/>
    </style:style>
    <style:style style:name="P9" style:family="paragraph" style:parent-style-name="Header">
      <style:paragraph-properties fo:text-align="end" style:justify-single-word="false"/>
      <style:text-properties fo:font-style="italic" officeooo:rsid="000694c5" officeooo:paragraph-rsid="000694c5" style:font-style-asian="italic" style:font-style-complex="italic"/>
    </style:style>
    <style:style style:name="P10" style:family="paragraph" style:parent-style-name="Header">
      <style:paragraph-properties fo:text-align="start" style:justify-single-word="false"/>
      <style:text-properties fo:font-style="italic" officeooo:rsid="000694c5" officeooo:paragraph-rsid="000b0467" style:font-style-asian="italic" style:font-style-complex="italic"/>
    </style:style>
    <style:style style:name="P11" style:family="paragraph" style:parent-style-name="Footer">
      <style:paragraph-properties fo:text-align="start" style:justify-single-word="false"/>
      <style:text-properties fo:font-style="italic" officeooo:rsid="0009e2b0" officeooo:paragraph-rsid="000c9a4f" style:font-style-asian="italic" style:font-style-complex="italic"/>
    </style:style>
    <style:style style:name="P12" style:family="paragraph" style:parent-style-name="Footer">
      <style:text-properties fo:font-style="italic" officeooo:rsid="0009e2b0" officeooo:paragraph-rsid="000c9a4f" style:font-style-asian="italic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size="20pt" fo:font-style="normal" fo:font-weight="bold" officeooo:rsid="000694c5" officeooo:paragraph-rsid="000694c5" style:font-size-asian="20pt" style:font-style-asian="normal" style:font-weight-asian="bold" style:font-size-complex="20pt" style:font-style-complex="normal" style:font-weight-complex="bold"/>
    </style:style>
    <style:style style:name="T1" style:family="text">
      <style:text-properties officeooo:rsid="000694c5"/>
    </style:style>
    <style:style style:name="T2" style:family="text">
      <style:text-properties officeooo:rsid="0015ec66"/>
    </style:style>
    <style:style style:name="T3" style:family="text">
      <style:text-properties officeooo:rsid="0017c8b7"/>
    </style:style>
    <style:style style:name="T4" style:family="text">
      <style:text-properties officeooo:rsid="001877a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Annexe 1 : Instructions</text:p>
      <text:p text:style-name="P4"/>
      <text:p text:style-name="P4"/>
      <text:p text:style-name="P5">Cette annexe vous explique comment <text:span text:style-name="T2">compiler et exécuter</text:span> <text:s/>notre programme.</text:p>
      <text:p text:style-name="P5"/>
      <text:p text:style-name="P5">Ouvrez un terminal, puis, rendez-vous dans le répertoire où est stocké le projet.</text:p>
      <text:p text:style-name="P5">E<text:span text:style-name="T3">nsuite</text:span>, tapez cette commande <text:span text:style-name="T4">pour compiler </text:span>:</text:p>
      <text:p text:style-name="P5"/>
      <text:p text:style-name="P8">gcc -ansi -pedantic -Wall -o labyrinthe labyrinthe.c</text:p>
      <text:p text:style-name="P5"/>
      <text:p text:style-name="P5">Et voilà! Vous pouvez maintenant exécuter le programme avec la commande:</text:p>
      <text:p text:style-name="P6"/>
      <text:p text:style-name="P8">./labyrinthe</text:p>
      <text:p text:style-name="P8"/>
      <text:p text:style-name="P7">Amusez-vous bien!!!</text:p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20pt" fo:font-style="italic" fo:font-weight="bold" officeooo:rsid="000694c5" officeooo:paragraph-rsid="0010b034" style:font-size-asian="20pt" style:font-style-asian="italic" style:font-weight-asian="bold" style:font-size-complex="20pt" style:font-style-complex="italic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italic" officeooo:rsid="000694c5" officeooo:paragraph-rsid="000694c5" style:font-style-asian="italic" style:font-style-complex="italic"/>
    </style:style>
    <style:style style:name="MP3" style:family="paragraph" style:parent-style-name="Footer">
      <style:paragraph-properties fo:text-align="start" style:justify-single-word="false"/>
      <style:text-properties fo:font-style="italic" officeooo:rsid="0009e2b0" officeooo:paragraph-rsid="000c9a4f" style:font-style-asian="italic" style:font-style-complex="italic"/>
    </style:style>
    <style:style style:name="MP4" style:family="paragraph" style:parent-style-name="Footer">
      <style:text-properties fo:font-style="italic" officeooo:rsid="0009e2b0" officeooo:paragraph-rsid="000c9a4f" style:font-style-asian="italic" style:font-style-complex="italic"/>
    </style:style>
    <style:style style:name="MP5" style:family="paragraph" style:parent-style-name="Header">
      <style:paragraph-properties fo:text-align="start" style:justify-single-word="false"/>
      <style:text-properties fo:font-style="italic" officeooo:rsid="000694c5" officeooo:paragraph-rsid="000b0467" style:font-style-asian="italic" style:font-style-complex="italic"/>
    </style:style>
    <style:style style:name="MT1" style:family="text">
      <style:text-properties officeooo:rsid="000694c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jet Licence 2 Informatique S4:</text:p>
        <text:p text:style-name="MP1">Génération aléatoire de Labyrinthe</text:p>
        <text:p text:style-name="MP2"/>
      </style:header>
      <style:footer>
        <text:p text:style-name="MP3">Adrien ROUMEGOUS <text:s text:c="87"/><text:span text:style-name="MT1">Algorithmique des arbres</text:span></text:p>
        <text:p text:style-name="MP4">Julien NOËL <text:s text:c="124"/><text:span text:style-name="MT1">2019 - 2020</text:span></text:p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2T20:01:47.657754528</meta:creation-date>
    <meta:generator>LibreOffice/6.3.5.2$Linux_X86_64 LibreOffice_project/30$Build-2</meta:generator>
    <dc:date>2020-03-22T20:24:49.504475044</dc:date>
    <meta:editing-duration>PT19M6S</meta:editing-duration>
    <meta:editing-cycles>15</meta:editing-cycles>
    <meta:document-statistic meta:table-count="0" meta:image-count="0" meta:object-count="0" meta:page-count="1" meta:paragraph-count="12" meta:word-count="74" meta:character-count="719" meta:non-whitespace-character-count="445"/>
  </office:meta>
</office:document-meta>
</file>